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9pt" officeooo:rsid="0001f85b" officeooo:paragraph-rsid="0001f85b" style:font-size-asian="9pt" style:font-size-complex="9pt"/>
    </style:style>
    <style:style style:name="P2" style:family="paragraph" style:parent-style-name="Heading_20_1">
      <style:text-properties officeooo:rsid="0009b779" officeooo:paragraph-rsid="0009b779"/>
    </style:style>
    <style:style style:name="P3" style:family="paragraph" style:parent-style-name="Standard">
      <style:paragraph-properties fo:text-align="center" style:justify-single-word="false"/>
      <style:text-properties fo:font-size="20pt" fo:font-weight="bold" officeooo:rsid="0001afcc" officeooo:paragraph-rsid="0001afcc"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01afcc" officeooo:paragraph-rsid="0001afcc"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01f85b" officeooo:paragraph-rsid="0001f85b" style:font-size-asian="20pt" style:font-weight-asian="bold" style:font-size-complex="20pt" style:font-weight-complex="bold"/>
    </style:style>
    <style:style style:name="P6" style:family="paragraph" style:parent-style-name="Standard" style:list-style-name="L1">
      <style:paragraph-properties fo:text-align="start" style:justify-single-word="false"/>
      <style:text-properties fo:font-size="20pt" fo:font-weight="normal" officeooo:rsid="0001f85b" officeooo:paragraph-rsid="0001f85b"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3pt" fo:font-weight="bold" officeooo:rsid="0001afcc" officeooo:paragraph-rsid="0001afcc"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4pt" fo:font-weight="normal" officeooo:rsid="0001f85b" officeooo:paragraph-rsid="0001f85b" style:font-size-asian="14pt" style:font-weight-asian="normal" style:font-size-complex="14pt" style:font-weight-complex="normal"/>
    </style:style>
    <style:style style:name="P9" style:family="paragraph" style:parent-style-name="Standard" style:list-style-name="L2">
      <style:paragraph-properties fo:text-align="start" style:justify-single-word="false"/>
      <style:text-properties fo:font-size="14pt" fo:font-weight="normal" officeooo:rsid="0001f85b" officeooo:paragraph-rsid="0001f85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1f85b" officeooo:paragraph-rsid="0005c50f" style:font-size-asian="14pt" style:font-weight-asian="normal" style:font-size-complex="14pt" style:font-weight-complex="normal"/>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start" style:justify-single-word="false"/>
      <style:text-properties officeooo:rsid="0005c50f" officeooo:paragraph-rsid="0001f85b"/>
    </style:style>
    <style:style style:name="P13" style:family="paragraph" style:parent-style-name="Text_20_body">
      <style:text-properties officeooo:paragraph-rsid="0009b779"/>
    </style:style>
    <style:style style:name="P14" style:family="paragraph" style:parent-style-name="Text_20_body" style:list-style-name="L4">
      <style:text-properties officeooo:paragraph-rsid="000a920e"/>
    </style:style>
    <style:style style:name="P15" style:family="paragraph" style:parent-style-name="Text_20_body" style:list-style-name="L4">
      <style:text-properties officeooo:rsid="000a920e" officeooo:paragraph-rsid="000a920e"/>
    </style:style>
    <style:style style:name="P16" style:family="paragraph" style:parent-style-name="Text_20_body">
      <style:text-properties officeooo:rsid="000b831d" officeooo:paragraph-rsid="000b831d"/>
    </style:style>
    <style:style style:name="P17" style:family="paragraph" style:parent-style-name="Text_20_body" style:list-style-name="L4">
      <style:text-properties officeooo:rsid="000d7769" officeooo:paragraph-rsid="000d7769"/>
    </style:style>
    <style:style style:name="P18" style:family="paragraph" style:parent-style-name="Text_20_body" style:list-style-name="L4">
      <style:text-properties officeooo:rsid="000efc65" officeooo:paragraph-rsid="000efc65"/>
    </style:style>
    <style:style style:name="P19" style:family="paragraph" style:parent-style-name="Text_20_body" style:list-style-name="L4">
      <style:text-properties officeooo:rsid="00122856" officeooo:paragraph-rsid="00122856"/>
    </style:style>
    <style:style style:name="P20" style:family="paragraph" style:parent-style-name="Text_20_body">
      <style:text-properties officeooo:rsid="0017a88b" officeooo:paragraph-rsid="0017a88b"/>
    </style:style>
    <style:style style:name="P21" style:family="paragraph" style:parent-style-name="Text_20_body">
      <style:text-properties officeooo:rsid="001c8a73" officeooo:paragraph-rsid="001c8a73"/>
    </style:style>
    <style:style style:name="T1" style:family="text">
      <style:text-properties fo:font-style="italic" officeooo:rsid="000efc65" style:font-style-asian="italic" style:font-style-complex="italic"/>
    </style:style>
    <style:style style:name="T2" style:family="text">
      <style:text-properties officeooo:rsid="0003ceb5"/>
    </style:style>
    <style:style style:name="T3" style:family="text">
      <style:text-properties officeooo:rsid="0005c50f"/>
    </style:style>
    <style:style style:name="T4" style:family="text">
      <style:text-properties officeooo:rsid="000a920e"/>
    </style:style>
    <style:style style:name="T5" style:family="text">
      <style:text-properties fo:font-weight="bold" style:font-weight-asian="bold" style:font-weight-complex="bold"/>
    </style:style>
    <style:style style:name="T6" style:family="text">
      <style:text-properties officeooo:rsid="000cff4a"/>
    </style:style>
    <style:style style:name="T7" style:family="text">
      <style:text-properties officeooo:rsid="000d7769"/>
    </style:style>
    <style:style style:name="T8" style:family="text">
      <style:text-properties officeooo:rsid="000efc65"/>
    </style:style>
    <style:style style:name="T9" style:family="text">
      <style:text-properties officeooo:rsid="00122856"/>
    </style:style>
    <style:style style:name="T10" style:family="text">
      <style:text-properties officeooo:rsid="0013cd7f"/>
    </style:style>
    <style:style style:name="T11" style:family="text">
      <style:text-properties officeooo:rsid="0015c8ab"/>
    </style:style>
    <style:style style:name="T12" style:family="text">
      <style:text-properties officeooo:rsid="0015eb01"/>
    </style:style>
    <style:style style:name="T13" style:family="text">
      <style:text-properties officeooo:rsid="00190497"/>
    </style:style>
    <style:style style:name="T14" style:family="text">
      <style:text-properties officeooo:rsid="001ac721"/>
    </style:style>
    <style:style style:name="T15" style:family="text">
      <style:text-properties officeooo:rsid="001c8a73"/>
    </style:style>
    <style:style style:name="T16" style:family="text">
      <style:text-properties officeooo:rsid="001d61e9"/>
    </style:style>
    <style:style style:name="T17" style:family="text">
      <style:text-properties officeooo:rsid="001e5dc7"/>
    </style:style>
    <style:style style:name="T18" style:family="text">
      <style:text-properties officeooo:rsid="001f305b"/>
    </style:style>
    <style:style style:name="T19" style:family="text">
      <style:text-properties fo:color="#ebebeb" loext:opacity="100%" style:font-name="JetBrains Mono" fo:font-size="10pt" fo:font-style="normal" fo:font-weight="normal" style:font-size-asian="10pt" style:font-style-asian="normal" style:font-weight-asian="normal"/>
    </style:style>
    <style:style style:name="T20" style:family="text">
      <style:text-properties officeooo:rsid="0020ee04"/>
    </style:style>
    <style:style style:name="T21" style:family="text">
      <style:text-properties officeooo:rsid="0021263e"/>
    </style:style>
    <style:style style:name="T22" style:family="text">
      <style:text-properties fo:color="#54b33e" loext:opacity="100%" style:font-name="JetBrains Mono" fo:font-size="10pt" fo:font-style="normal" fo:font-weight="normal" style:font-size-asian="10pt" style:font-style-asian="normal" style:font-weight-asian="normal"/>
    </style:style>
    <style:style style:name="T23" style:family="text">
      <style:text-properties officeooo:rsid="00228154"/>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3">SUJETS ET GROUPES CORRESPONDANTS</text:p>
          </table:table-cell>
        </table:table-row>
        <table:table-row>
          <table:table-cell table:style-name="Tableau1.A2" office:value-type="string">
            <text:p text:style-name="P7">Formation Greta Arpajon – Mars 2025</text:p>
          </table:table-cell>
        </table:table-row>
      </table:table>
      <text:p text:style-name="P4"/>
      <text:p text:style-name="P4"/>
      <text:list text:style-name="L1">
        <text:list-item>
          <text:p text:style-name="P6">Introduction</text:p>
        </text:list-item>
        <text:list-item>
          <text:p text:style-name="P6">Sujets</text:p>
        </text:list-item>
        <text:list-item>
          <text:p text:style-name="P6">Conclusion</text:p>
        </text:list-item>
      </text:list>
      <text:p text:style-name="P5"/>
      <text:p text:style-name="P5"/>
      <text:h text:style-name="Heading_20_1" text:outline-level="1">Introduction</text:h>
      <text:p text:style-name="P10"><text:span text:style-name="T3">La formation Python du Greta qui s’est déroulée à Arpajon de Décembre 2024 à Avril 2025 est normalement sanctionnée par un stage de deux semaines. Cependant, ce dernier a été remplacé par des projets de groupes. Trois groupes se sont formés. Chaque groupe a pris l’initiative de réaliser un projet.</text:span></text:p>
      <text:p text:style-name="P10">L<text:span text:style-name="T3">a ligne directrice de ce</text:span> choix, est de réaliser en Python un <text:span text:style-name="T12">Projet</text:span> en groupe <text:span text:style-name="T12">de trois ou quatre personnes </text:span>avec la manipulation du plus grand nombre possible de modules vus lors de la formation.Cela contribuera à la révision du Tosa.</text:p>
      <text:p text:style-name="P11">Chaque groupe s’organisera afin de conduire à bien son projet qui devra être présenté le 02 Avril 2025 <text:s/>dans la matinée à Arpajon.</text:p>
      <text:p text:style-name="P11"/>
      <text:p text:style-name="P8">Les groupes désignés se présentent comme suit :</text:p>
      <text:list text:style-name="L2">
        <text:list-item>
          <text:p text:style-name="P9">Groupe 1 : Armand – Arnaud – Dan <text:s/><text:span text:style-name="T2">( sujet 1 )</text:span></text:p>
        </text:list-item>
        <text:list-item>
          <text:p text:style-name="P9">Groupe 2 : Aurélien – Jarfar – Assade <text:span text:style-name="T2">( sujet 2 )</text:span></text:p>
        </text:list-item>
        <text:list-item>
          <text:p text:style-name="P9">Groupe 3 : Lucas – Djamen – Robert <text:s/><text:span text:style-name="T2">( sujet 3 )</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2"/>
      <text:h text:style-name="P2" text:outline-level="1">Sujets</text:h>
      <text:list text:style-name="L4">
        <text:list-item>
          <text:p text:style-name="P15">Sujet 1 : <text:span text:style-name="T6">Traitement de Données de Commande</text:span></text:p>
          <text:list>
            <text:list-item>
              <text:p text:style-name="P18">Domaine : <text:span text:style-name="T9">Module, Package , BigData , Interface</text:span></text:p>
            </text:list-item>
            <text:list-item>
              <text:p text:style-name="P18">Description : <text:span text:style-name="T9">Créer une petite application destinée à analyser les données issues de commandes en ligne par des clients. Toutes les activités autour des achats des clients sont enregistrées dans des fichiers log de très gros volumes (650 mille lignes). Ils contiennent en l’occurrence : l’identité de chaque client, la date d’achat , le nom du produit acheté, le mode de paiement, le montant du paiement...etc.</text:span></text:p>
              <text:p text:style-name="P19">L’application devra sortir des statistiques demandées depuis l’interface - ( Streamlit : <text:span text:style-name="T13">inscription en Base de Données/connexion/déconnexion - possibilité de relancer un jeu de données déjà effectué</text:span> <text:span text:style-name="T21">par le passé</text:span>) . <text:span text:style-name="T13">Ces statistiques se présentent </text:span>soit sous forme de graphe (Seaborn ) , soit sous forme brute ( BigData : pySpark ) <text:span text:style-name="T21">en fonction du choix de </text:span><text:s/>l’utilisateur <text:span text:style-name="T14">à l’écran</text:span>. Depuis l’interface, l’utilisateur disposera d’un calendrier lui permettant de spécifier la période <text:span text:style-name="T10">pour </text:span>laquelle il souhaite voir les statistiques. <text:span text:style-name="T10">Un bouton permettra à l’utilisateur de générer un rapport mentionnant tous l</text:span><text:span text:style-name="T21">es </text:span><text:span text:style-name="T10">paramètres spécifiés ainsi que le graphe ou le retour de pySpark ou autre module correspondant. </text:span><text:span text:style-name="T15">En outre, l’application pourra s’exécuter </text:span><text:span text:style-name="T16">en</text:span><text:span text:style-name="T15"> <text:s/>CLI </text:span><text:span text:style-name="T18">( argparse, --</text:span><text:span text:style-name="T21">verbose ...etc </text:span><text:span text:style-name="T18">) .</text:span><text:span text:style-name="T17"> </text:span><text:span text:style-name="T20">L’application devra générer un fichier log lors de tout son fonctionnement . </text:span><text:span text:style-name="T21">C</text:span><text:span text:style-name="T20">haque méthode implémentée devra être bien documentée ; </text:span><text:span text:style-name="T23">de même, les tests correspondant à chaque méthodes devront être écrits et pyTest utilisé.</text:span></text:p>
            </text:list-item>
          </text:list>
        </text:list-item>
      </text:list>
      <text:p text:style-name="P21"/>
      <text:list text:continue-numbering="true" text:style-name="L4">
        <text:list-item>
          <text:list>
            <text:list-header>
              <text:p text:style-name="P15"/>
            </text:list-header>
          </text:list>
        </text:list-item>
        <text:list-item>
          <text:p text:style-name="P15">Sujet 2 : <text:span text:style-name="T6">Générateur de Curriculum </text:span><text:span text:style-name="T7">vitae</text:span></text:p>
          <text:list>
            <text:list-item>
              <text:p text:style-name="P18">Domaine : <text:span text:style-name="T11">A venir</text:span></text:p>
            </text:list-item>
            <text:list-item>
              <text:p text:style-name="P18">Description : <text:span text:style-name="T11">A venir</text:span></text:p>
            </text:list-item>
          </text:list>
        </text:list-item>
        <text:list-item>
          <text:p text:style-name="P14"><text:span text:style-name="T4">Sujet 3 : </text:span><text:span text:style-name="T7">Jeu de mots croisés </text:span><text:span text:style-name="T8"><text:tab/><text:tab/><text:tab/></text:span></text:p>
          <text:list>
            <text:list-item>
              <text:p text:style-name="P17">Domaine : Modules e<text:span text:style-name="T8">t packages</text:span></text:p>
            </text:list-item>
            <text:list-item>
              <text:p text:style-name="P17">Description : <text:span text:style-name="T1">Créez un jeu de mots croisés simple où l’utilisateur doit remplir une grille avec des mots. Utilisez des liste et des boucles pour gérer la grille. Vous pouvez également créer un module séparé pour gérer la logique du jeu.</text:span></text:p>
            </text:list-item>
          </text:list>
        </text:list-item>
      </text:list>
      <text:h text:style-name="P2" text:outline-level="1">Conclusion</text:h>
      <text:p text:style-name="P20">A venir ...</text:p>
      <text:p text:style-name="P16">Parmi les <text:s/><text:span text:style-name="T6">Personnes </text:span>Assistantes : Madame <text:span text:style-name="T5">VARIN</text:span> Adeline.</text:p>
      <text:p text:style-name="P13"><text:soft-page-brea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9pt" officeooo:rsid="0001f85b" officeooo:paragraph-rsid="0001f85b"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Auteur : Armand GANDJ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15:13:26.956684532</meta:creation-date>
    <dc:date>2025-03-21T18:18:02.666826717</dc:date>
    <meta:editing-duration>PT1H43M19S</meta:editing-duration>
    <meta:editing-cycles>27</meta:editing-cycles>
    <meta:generator>LibreOffice/24.2.7.2$Linux_X86_64 LibreOffice_project/420$Build-2</meta:generator>
    <meta:print-date>2025-03-21T17:53:36.861491785</meta:print-date>
    <meta:printed-by>Fichiers PDF</meta:printed-by>
    <meta:document-statistic meta:table-count="1" meta:image-count="0" meta:object-count="0" meta:page-count="3" meta:paragraph-count="29" meta:word-count="506" meta:character-count="2981" meta:non-whitespace-character-count="2507"/>
  </office:meta>
</office:document-meta>
</file>